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style>
    <style:style style:name="P31" style:family="paragraph" style:parent-style-name="Text_20_body" style:list-style-name="L28">
      <style:paragraph-properties fo:margin-top="0in" fo:margin-bottom="0in"/>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October 23, 2021 (06:09:5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text:p>
                </text:list-item>
              </text:list>
            </text:list-item>
          </text:list>
          <text:p text:style-name="P18">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p text:style-name="P18">Note / known issue: when including multiple solutions, the basename should be different, for example: <text:span text:style-name="NormalTok">SomeLab</text:span> and <text:span text:style-name="NormalTok">Solution_SomeLab</text:span> (instead of <text:span text:style-name="NormalTok">SomeLabSolution</text:span>); to ensure solutions are packaged separately from one another.</text:p>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utterances” &gt; “configure”</text:p>
        </text:list-item>
        <text:list-item>
          <text:p text:style-name="P30">Under “Repository access” &gt; “Only select repositories”</text:p>
          <text:list text:style-name="L28">
            <text:list-item>
              <text:p text:style-name="P31">select the repository created in step 1.</text:p>
            </text:list-item>
            <text:list-item>
              <text:p text:style-name="P31">remove the previous semester feeback repository</text:p>
            </text:list-item>
          </text:list>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p text:style-name="P32">&lt;script data-external="1"</text:p>
          <text:p text:style-name="P33"><text:s text:c="8"/>src="https://utteranc.es/client.js"</text:p>
          <text:p text:style-name="P34"><text:s text:c="8"/>repo="csci-1301/{REPOSITORY_NAME}"</text:p>
          <text:p text:style-name="P35"><text:s text:c="8"/>label="comment" …&gt;</text:p>
          <text:p text:style-name="P36">&lt;/script&gt;</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23T22:10:08Z</meta:creation-date>
    <dc:date>2021-10-23T22:10:08Z</dc:date>
    <meta:user-defined meta:name="date" meta:value-type="string">October  23, 2021 (06:09:5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